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497.37637362637">
            <text:p>7497.3763736264</text:p>
          </table:table-cell>
          <table:table-cell table:style-name="ce21" table:formula="of:=[.J2]-[.P2]" office:value-type="float" office:value="-5622.37637362637">
            <text:p>-5622.3763736264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622.3763736264">
            <text:p>10622.3763736264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497.37637362637">
            <text:p>7497.3763736264</text:p>
          </table:table-cell>
          <table:table-cell table:style-name="ce21" table:formula="of:=[.J3]-[.P2]" office:value-type="float" office:value="-8022.37637362637">
            <text:p>-8022.3763736264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497.37637362637">
            <text:p>7497.3763736264</text:p>
          </table:table-cell>
          <table:table-cell table:style-name="ce21" table:formula="of:=[.J4]-[.P2]" office:value-type="float" office:value="-8022.37637362637">
            <text:p>-8022.3763736264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357.83424908425">
            <text:p>2357.8342490843</text:p>
          </table:table-cell>
          <table:table-cell table:style-name="ce7" table:formula="of:=[.J5]-[.P5]" office:value-type="float" office:value="417.16575091575">
            <text:p>417.1657509158</text:p>
          </table:table-cell>
          <table:table-cell/>
          <table:table-cell table:formula="of:=SUM([.M5];[.O2])" office:value-type="float" office:value="5482.83424908425">
            <text:p>5482.8342490843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497.37637362637">
            <text:p>7497.3763736264</text:p>
          </table:table-cell>
          <table:table-cell table:style-name="ce21" table:formula="of:=[.J6]-[.P2]" office:value-type="float" office:value="-1022.37637362637">
            <text:p>-1022.376373626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6];[.H25];[.H43];[.H62];[.H81])" office:value-type="float" office:value="7497.37637362637">
            <text:p>7497.3763736264</text:p>
          </table:table-cell>
          <table:table-cell table:style-name="ce7" table:formula="of:=[.J7]-[.P2]" office:value-type="float" office:value="20177.6236263736">
            <text:p>20177.6236263736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497.37637362637">
            <text:p>7497.3763736264</text:p>
          </table:table-cell>
          <table:table-cell table:style-name="ce21" table:formula="of:=[.J10]-[.P2]" office:value-type="float" office:value="-4222.37637362637">
            <text:p>-4222.3763736264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212.76098901099">
            <text:p>7212.760989011</text:p>
          </table:table-cell>
          <table:table-cell table:style-name="ce21" table:formula="of:=[.J11]-[.P11]" office:value-type="float" office:value="-10067.760989011">
            <text:p>-10067.760989011</text:p>
          </table:table-cell>
          <table:table-cell/>
          <table:table-cell table:formula="of:=SUM([.M11];[.O2])" office:value-type="float" office:value="10337.760989011">
            <text:p>10337.760989011</text:p>
          </table:table-cell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497.37637362637">
            <text:p>7497.3763736264</text:p>
          </table:table-cell>
          <table:table-cell table:style-name="ce21" table:formula="of:=[.J12]-[.P2]" office:value-type="float" office:value="-10352.3763736264">
            <text:p>-10352.3763736264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7" table:formula="of:=[.J13]-[.P2]" office:value-type="float" office:value="-622.376373626372">
            <text:p>-622.3763736264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12.85256410257">
            <text:p>5412.8525641026</text:p>
          </table:table-cell>
          <table:table-cell table:style-name="ce21" table:formula="of:=[.J14]-[.P14]" office:value-type="float" office:value="-3537.85256410257">
            <text:p>-3537.8525641026</text:p>
          </table:table-cell>
          <table:table-cell/>
          <table:table-cell table:formula="of:=SUM([.M14];[.O2])" office:value-type="float" office:value="8537.85256410257">
            <text:p>8537.8525641026</text:p>
          </table:table-cell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318.75">
            <text:p>318.75</text:p>
          </table:table-cell>
          <table:table-cell table:style-name="ce21" table:formula="of:=[.J15]-[.M15]" office:value-type="float" office:value="-3125.75">
            <text:p>-3125.75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197.37637362637">
            <text:p>7197.3763736264</text:p>
          </table:table-cell>
          <table:table-cell table:style-name="ce21" table:formula="of:=[.J16]-[.P16]" office:value-type="float" office:value="-9992.37637362637">
            <text:p>-9992.3763736264</text:p>
          </table:table-cell>
          <table:table-cell/>
          <table:table-cell table:formula="of:=SUM([.M16];[.O2])" office:value-type="float" office:value="10322.3763736264">
            <text:p>10322.3763736264</text:p>
          </table:table-cell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062.0695970696">
            <text:p>5062.0695970696</text:p>
          </table:table-cell>
          <table:table-cell table:style-name="ce21" table:formula="of:=[.J17]-[.P17]" office:value-type="float" office:value="-8187.0695970696">
            <text:p>-8187.0695970696</text:p>
          </table:table-cell>
          <table:table-cell/>
          <table:table-cell table:formula="of:=SUM([.M17];[.O2])" office:value-type="float" office:value="8187.0695970696">
            <text:p>8187.0695970696</text:p>
          </table:table-cell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497.37637362637">
            <text:p>7497.3763736264</text:p>
          </table:table-cell>
          <table:table-cell table:style-name="ce21" table:formula="of:=[.J18]-[.P2]" office:value-type="float" office:value="-5172.37637362637">
            <text:p>-5172.3763736264</text:p>
          </table:table-cell>
          <table:table-cell table:number-columns-repeated="2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4300">
            <text:p>104300</text:p>
          </table:table-cell>
          <table:table-cell table:number-columns-repeated="3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4];[.N15];[.N16];[.N18];[.N17])" office:value-type="float" office:value="-82159.413003663">
            <text:p>-82159.413003663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9">
          <table:table-cell table:number-columns-repeated="16"/>
        </table:table-row>
        <table:table-row table:style-name="ro8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/>
          <table:table-cell table:style-name="ce2" table:formula="of:=SUM([.B77:.F77])" office:value-type="float" office:value="16200">
            <text:p>16200</text:p>
          </table:table-cell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table:number-columns-repeated="5"/>
          <table:table-cell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3"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94:.F94])" office:value-type="float" office:value="828.571428571429">
            <text:p>828.571428571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94:.F94])" office:value-type="float" office:value="1182.41758241758">
            <text:p>1182.4175824176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3" office:value-type="float" office:value="0">
            <text:p>0</text:p>
          </table:table-cell>
          <table:table-cell table:number-columns-repeated="10"/>
        </table:table-row>
        <table:table-row table:style-name="ro9" table:number-rows-repeated="1048481">
          <table:table-cell table:number-columns-repeated="16"/>
        </table:table-row>
        <table:table-row table:style-name="ro9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8/06/2015</text:date>, <text:time>11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06T11:07:30</dc:date>
    <meta:editing-duration>PT19H48M1S</meta:editing-duration>
    <meta:editing-cycles>671</meta:editing-cycles>
    <meta:generator>OpenOffice/4.1.1$Unix OpenOffice.org_project/411m6$Build-9775</meta:generator>
    <dc:creator>employee employee</dc:creator>
    <meta:document-statistic meta:table-count="6" meta:cell-count="1455" meta:object-count="0"/>
  </office:meta>
</office:document-meta>
</file>